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lle dir vor du wartest auf dem Bus/im Wartezimmer/auf deine Bestellung ..."</text:p>
      <text:p text:style-name="Standard"/>
      <text:p text:style-name="Standard">Wir haben in unserem Alltag ganz viele kleine Zeitlücken, 5 bis 15 Minuten an Orten an denen wir eigentlich gar nicht sein wollen und die wir nicht genießen können. Es sind Zeitlücken der Langeweile die wir heute ganz automatisch mit einem Blick aufs Smartphone füllen. Aber wenn wir diese Zeitlücken nicht gerade mit dem rumschubsen von Bonbons verdaddeln wollen, bietet uns das Internet nur wenig erbauliches, das wir in so kurzer Zeit Konsumieren können.</text:p>
      <text:p text:style-name="Standard"/>
      <text:p text:style-name="Standard">Natürlich gibt es Vielleser, die immer und überall ein Buch dabei haben, inzwischen eben auch digital auf dem Handy, aber die meisten sind auf Webseiten angewiesen und die liefern in Kurzform nur Nachrichten und Sachtexte. Über das ansammeln von endlich viel unnützem Wissen durch die Zufalsartikel-Funktion von Wikipedia will ich nicht streiten, aber in jeder dieser Zeitlücken Nachrichten zu lesen kann doch nur in die Verbitterung und tiefste Depression führen. </text:p>
      <text:p text:style-name="Standard"/>
      <text:p text:style-name="Standard">Doch der Weg zu einem spontanen Kauf von Unterhaltungsliterartur sieht oft so aus:</text:p>
      <text:p text:style-name="Standard"/>
      <text:p text:style-name="Standard">Ein pseudoliterarischer Abriss aus meinem Leben.</text:p>
      <text:p text:style-name="Standard"/>
      <text:p text:style-name="Standard">Ich stehe am Bochumer Hauptbahnhof, das Stellwerk spinnt mal wieder und die Bahnen werden über Gelsenkirchen umgeleitet. Ich kann nicht weg, weil es könnte ja was kommen, doch mir ist langweilig. Ich ziehe mein Handy aus der Tasche und scrolle durch Twitter, dann durch Facebook. Es ist heiß, alle Leute im Garten oder Schwimmbad.</text:p>
      <text:p text:style-name="Standard">Mein Buch liegt zuhause, weil ich die schicke Handtasche mitgenommen habe, in die es nicht passt.</text:p>
      <text:p text:style-name="Standard">Gedankenverloren rufe ich Play Books auf, ja, ich bin googlehörig.</text:p>
      <text:p text:style-name="Standard">Ich habe es noch nicht wirklich genutzt, daher sind meine Empfehlungen etwas verworren. Grimms Märchen, Bella und Edward, Max und Moritz, Kafka am Strand. Nein, weiter suchen.</text:p>
      <text:p text:style-name="Standard"/>
      <text:p text:style-name="Standard">Menü - Klick, Bücher kaufen - Klick.</text:p>
      <text:p text:style-name="Standard"/>
      <text:p text:style-name="Standard">Vorschläge für mich:</text:p>
      <text:p text:style-name="Standard">Paul Finch - Die Spinne, von Piper. Ein Top-Buch, kostenlos. Sagt mir nichts. Ein "Kurzthr...", nicht mein Genre, nicht in kurz.</text:p>
      <text:p text:style-name="Standard"/>
      <text:p text:style-name="Standard">Dieter Gallun - Aus Omas altem Kochbuch, von KOCHEN (?), Top-Buch, kostenlos, Cover sieht nach Selbstverleger aus.</text:p>
      <text:p text:style-name="Standard"/>
      <text:p text:style-name="Standard">Wieso Top-Buch? Weil es Kostenlos ist?</text:p>
      <text:p text:style-name="Standard"/>
      <text:p text:style-name="Standard">Scrollen.</text:p>
      <text:p text:style-name="Standard"/>
      <text:p text:style-name="Standard">Bestseller:</text:p>
      <text:p text:style-name="Standard">"Die Pan-Trilogie:" von "Sandra R.." 9,99 €</text:p>
      <text:p text:style-name="Standard">"Verheißung Der" von "Jussi A.." 15,99 €</text:p>
      <text:p text:style-name="Standard">"After passion:" von "Anna To.." 9,99€</text:p>
      <text:p text:style-name="Standard"/>
      <text:p text:style-name="Standard">Gedankenblitz: Wenn ich ein eBook schreibe, gebe ich mir ein Pseudonym mit einem einmaligen Vornamen aus 7 Buchstaben.</text:p>
      <text:p text:style-name="Standard"/>
      <text:p text:style-name="Standard">Aus den Covern entnehme ich die Verlagsnamen, zwei von dreien kenne ich, dtv und heyne - die machen alles und nichts, was will ich überhaupt mit Bestsellern? Zwei davon klingen nach Reihen, ohne Angabe der Bandnummer.</text:p>
      <text:p text:style-name="Standard"/>
      <text:p text:style-name="Standard"><text:soft-page-break/>Scrollen.</text:p>
      <text:p text:style-name="Standard"/>
      <text:p text:style-name="Standard">Fifty Shades of Grey.</text:p>
      <text:p text:style-name="Standard"/>
      <text:p text:style-name="Standard">Eine ganze Bildschirmlänge!!! Echt jetzt?</text:p>
      <text:p text:style-name="Standard"/>
      <text:p text:style-name="Standard">Das muss anders gehen!</text:p>
      <text:p text:style-name="Standard"/>
      <text:p text:style-name="Standard">Scrollen. Kategorien - Klick.</text:p>
      <text:p text:style-name="Standard"/>
      <text:p text:style-name="Standard">Belletristik &amp; Literatur - hm? geht es noch Allgemeiner?</text:p>
      <text:p text:style-name="Standard"/>
      <text:p text:style-name="Standard">Fantasy - mein Genre, da lese ich fast alles, muss sich doch was finden lassen.</text:p>
      <text:p text:style-name="Standard"/>
      <text:p text:style-name="Standard">Martin, Sapkowski, Heinz - kenne ich, kenne ich, kenne ich.</text:p>
      <text:p text:style-name="Standard"/>
      <text:p text:style-name="Standard">Warrior Lover 3? - Nicht wirklich.</text:p>
      <text:p text:style-name="Standard"/>
      <text:p text:style-name="Standard">"Himmel Der Zauber (Band" von "Morgan.." 4,99€</text:p>
      <text:p text:style-name="Standard"/>
      <text:p text:style-name="Standard">Jetzt wäre meine Bahn regulär gekommen. Die Durchsage erzählt was von Ausgefallen. Weiß ich längst.</text:p>
      <text:p text:style-name="Standard"/>
      <text:p text:style-name="Standard">Zurück zum Buchkauf. Kann ja nicht so schwer sein.</text:p>
      <text:p text:style-name="Standard"/>
      <text:p text:style-name="Standard">Nicht all zu lächerliches Cover - Klick</text:p>
      <text:p text:style-name="Standard"/>
      <text:p text:style-name="Standard">"Himmel Der Zauber (Band #9 im Ring der Zauberei)" von "Morgan Rice"</text:p>
      <text:p text:style-name="Standard"/>
      <text:p text:style-name="Standard">Science-Fiction - Hä? Ah, bin in der App-Ansicht, vielleicht gibt es da die Kategorie nicht.</text:p>
      <text:p text:style-name="Standard"/>
      <text:p text:style-name="Standard">Zusammenfassung hat nur vier Zeilen, die ersten beiden gehen mit dem Titel drauf.</text:p>
      <text:p text:style-name="Standard"/>
      <text:p text:style-name="Standard">Gehirnsturm:</text:p>
      <text:p text:style-name="Standard">Thorgrin? Kommt mir bekannt vor, klingt nach Zwerg.</text:p>
      <text:p text:style-name="Standard">Rice? Über die Autorin, "Der Weg der Vampire" Ne, was für ein Zufall.</text:p>
      <text:p text:style-name="Standard">Will ich nicht lieber Fanfiktion.de lesen?</text:p>
      <text:p text:style-name="Standard">Es ist echt warm!</text:p>
      <text:p text:style-name="Standard">Wie komme ich an Band 1?</text:p>
      <text:p text:style-name="Standard"/>
      <text:p text:style-name="Standard">Eine Durchsage, vom Nebengleis soll wohl gleich was fahren. Handy landet in der Tasche. Gehe rüber. Das Schauspielhaus führt etwas mit einer Raucherin auf, auch da steht der Titel nicht dabei.</text:p>
      <text:p text:style-name="Standard"/>
      <text:p text:style-name="Standard">Handy wieder an. Zurück - Klick.</text:p>
      <text:p text:style-name="Standard"/>
      <text:p text:style-name="Standard">Band 1 nicht gefunden, auf Suche keinen Bock, hat was mit tippen zutun, außerdem sieht es nach Selfpublisher aus. Was habe ich eigentlich gegen Selfpublisher?</text:p>
      <text:p text:style-name="Standard"/>
      <text:p text:style-name="Standard">Wieder sechs Cover, mit kaum 12 Zeichen des Titels und 8 Zeichen vom Autornamen. Wieder Warrior Lovers. Wieder Martin - habe ich da den letzten Band überhaupt gelesen? Wie hieß das letzte Buch?</text:p>
      <text:p text:style-name="Standard"/>
      <text:p text:style-name="Standard"><text:soft-page-break/>Suchen! eh, wo? "Kategorien, Bestseller, Neuerscheinungen" Suchfunktion? Wo bist du?</text:p>
      <text:p text:style-name="Standard"/>
      <text:p text:style-name="Standard">Hecktisch rumscrollen. Ah, da.</text:p>
      <text:p text:style-name="Standard"/>
      <text:p text:style-name="Standard">Tippen: G. R. R. Martin</text:p>
      <text:p text:style-name="Standard"/>
      <text:p text:style-name="Standard">Das Lied von Eis und Feuer Band ...</text:p>
      <text:p text:style-name="Standard"/>
      <text:p text:style-name="Standard">01, 03, 07, 08, was anderes, 02, 04, 09, Wild Cards, Erzählungen - hm, 11,99€ zu teuer, kenne ja sonst nichts von ihm.</text:p>
      <text:p text:style-name="Standard">Westeros? Zusatzmaterial oder irgendwie relevant? 19,99€ - echt happig, egal, weiter.</text:p>
      <text:p text:style-name="Standard">05, 06, was anderes, 10 - hatte ich jetzt alle Bände?</text:p>
      <text:p text:style-name="Standard"/>
      <text:p text:style-name="Standard">Zurückscrollen, an den Fingern nachzählen.</text:p>
      <text:p text:style-name="Standard"/>
      <text:p text:style-name="Standard">Oh, Morgan Rice - wie kommt die in meine Suche.</text:p>
      <text:p text:style-name="Standard"/>
      <text:p text:style-name="Standard">Wieder was anderes von Martin, dann Game of Thrones, ok. Wo endet die Suchrelevanz?</text:p>
      <text:p text:style-name="Standard"/>
      <text:p text:style-name="Standard">Wo war den jetzt die 10? Ne, sind ja Doppelbände, zum Glück weiß ich das noch. Also die 9.</text:p>
      <text:p text:style-name="Standard"/>
      <text:p text:style-name="Standard">Scrollen.</text:p>
      <text:p text:style-name="Standard"/>
      <text:p text:style-name="Standard">Durchsage der Bahn. RB fährt gleich ein.</text:p>
      <text:p text:style-name="Standard"/>
      <text:p text:style-name="Standard">War es wirklich die 9?</text:p>
      <text:p text:style-name="Standard"/>
      <text:p text:style-name="Standard">Zusammenfassung: Der Kampf um den eisernen Thron geht weiter ... Die heißersehnte Fortsetzung des größten Epos unserer Zeit ...</text:p>
      <text:p text:style-name="Standard"/>
      <text:p text:style-name="Standard">OK, das steht bei jedem Band, oder?</text:p>
      <text:p text:style-name="Standard"/>
      <text:p text:style-name="Standard">Ich steige ein. 30 Minuten sind vergangen. Die Bahn ist überfüllt, ich versuche trotzdem noch auf Vorschau zu klicken, aber der Text lädt nicht, zu schlechtes Netz in einer fahrenden Bahn.</text:p>
      <text:p text:style-name="Standard"/>
      <text:p text:style-name="Standard">In Essen angekommen mache ich das Handy wieder an, ich sehe das Cover zu "Der Sohn des Greifen" - War das nicht der Typ auf dem Boot? Habe ich doch alle Bände durch?</text:p>
      <text:p text:style-name="Standard"/>
      <text:p text:style-name="Standard">Ach egal, was tut sich den auf Twitter?</text:p>
      <text:p text:style-name="Standard"/>
      <text:p text:style-name="Standard">[[Wie aus dieser Erfahrung waszulesen.de wurde-&gt;Ich nenne es Dembelo]]</text:p>
      <text:p text:style-name="Standard">[[Übers Suchen und die Funktion der Sozialen Medien beim Finden-&gt;Übers Fi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9:44:52.314635226</meta:creation-date>
    <dc:date>2017-11-30T09:46:28.667074219</dc:date>
    <meta:editing-duration>PT1M36S</meta:editing-duration>
    <meta:editing-cycles>1</meta:editing-cycles>
    <meta:document-statistic meta:table-count="0" meta:image-count="0" meta:object-count="0" meta:page-count="3" meta:paragraph-count="68" meta:word-count="932" meta:character-count="5690" meta:non-whitespace-character-count="4825"/>
    <meta:generator>LibreOffice/5.4.2.2.0$Linux_X86_64 LibreOffice_project/40m0$Build-2</meta:generator>
  </office:meta>
</office:document-meta>
</file>